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0.093cm" svg:height="18.168cm" svg:x="8.672cm" svg:y="2.603cm">
            <draw:object draw:notify-on-update-of-ranges="Tabelle1.A1:Tabelle1.A11 Tabelle1.B1:Tabelle1.B11 Tabelle1.C1:Tabe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$E$2]*[.A2]"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 [.J2]/[.E2]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$E$2]*[.A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$E$2]*[.A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$E$2]*[.A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5" calcext:value-type="float">
            <text:p>9,5</text:p>
          </table:table-cell>
          <table:table-cell table:formula="of:=[.$E$2]*[.A6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[.$E$2]*[.A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[.$E$2]*[.A8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[.$E$2]*[.A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[.$E$2]*[.A10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[.$E$2]*[.A11]" office:value-type="float" office:value="30" calcext:value-type="float">
            <text:p>3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22:56:29.980445398</meta:creation-date>
    <dc:date>2025-07-18T23:19:05.930918354</dc:date>
    <meta:editing-duration>PT8M9S</meta:editing-duration>
    <meta:editing-cycles>3</meta:editing-cycles>
    <meta:generator>LibreOffice/25.2.4.3$Linux_X86_64 LibreOffice_project/520$Build-3</meta:generator>
    <meta:document-statistic meta:table-count="1" meta:cell-count="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94cm" svg:height="18.169cm" xlink:href=".." xlink:type="simple" chart:class="chart:scatter" chart:style-name="ch1">
        <chart:legend chart:legend-position="end" svg:x="27.431cm" svg:y="8.536cm" style:legend-expansion="high" chart:style-name="ch2"/>
        <chart:plot-area chart:style-name="ch3" svg:x="0.601cm" svg:y="0.363cm" svg:width="26.229cm" svg:height="17.443cm">
          <chart:coordinate-region svg:x="1.235cm" svg:y="0.562cm" svg:width="25.402cm" svg:height="16.597cm"/>
          <chart:axis chart:dimension="x" chart:name="primary-x" chart:style-name="ch4" chartooo:axis-type="auto">
            <chart:categories table:cell-range-address="Tabelle1.A1:Tabelle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11" chart:class="chart:scatter">
            <chart:domain table:cell-range-address="Tabelle1.A1:Tabelle1.A11"/>
            <chart:data-point chart:repeated="11"/>
          </chart:series>
          <chart:series chart:style-name="ch7" chart:values-cell-range-address="Tabelle1.C1:Tabelle1.C1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1:Tabelle1.A11</svg:desc>
                </draw:g>
              </table:table-cell>
              <table:table-cell office:value-type="float" office:value="NaN">
                <text:p>NaN</text:p>
                <draw:g>
                  <svg:desc>Tabelle1.B1:Tabelle1.B11</svg:desc>
                </draw:g>
              </table:table-cell>
              <table:table-cell office:value-type="float" office:value="0">
                <text:p>0</text:p>
                <draw:g>
                  <svg:desc>Tabelle1.C1:Tabelle1.C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